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1.891cm"/>
    </style:style>
    <style:style style:name="co3" style:family="table-column">
      <style:table-column-properties fo:break-before="auto" style:column-width="20.86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1.307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8.819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2.218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2.223cm" fo:break-before="auto" style:use-optimal-row-height="false"/>
    </style:style>
    <style:style style:name="ro26" style:family="table-row">
      <style:table-row-properties style:row-height="2.40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1.588cm" fo:break-before="auto" style:use-optimal-row-height="false"/>
    </style:style>
    <style:style style:name="ro29" style:family="table-row">
      <style:table-row-properties style:row-height="1.984cm" fo:break-before="auto" style:use-optimal-row-height="false"/>
    </style:style>
    <style:style style:name="ro30" style:family="table-row">
      <style:table-row-properties style:row-height="2.328cm" fo:break-before="auto" style:use-optimal-row-height="false"/>
    </style:style>
    <style:style style:name="ro31" style:family="table-row">
      <style:table-row-properties style:row-height="1.552cm" fo:break-before="auto" style:use-optimal-row-height="true"/>
    </style:style>
    <style:style style:name="ro32" style:family="table-row">
      <style:table-row-properties style:row-height="1.376cm" fo:break-before="auto" style:use-optimal-row-height="false"/>
    </style:style>
    <style:style style:name="ro33" style:family="table-row">
      <style:table-row-properties style:row-height="2.275cm" fo:break-before="auto" style:use-optimal-row-height="false"/>
    </style:style>
    <style:style style:name="ro34" style:family="table-row">
      <style:table-row-properties style:row-height="2.699cm" fo:break-before="auto" style:use-optimal-row-height="false"/>
    </style:style>
    <style:style style:name="ro35" style:family="table-row">
      <style:table-row-properties style:row-height="2.778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2cm" fo:break-before="auto" style:use-optimal-row-height="true"/>
    </style:style>
    <style:style style:name="ro38" style:family="table-row">
      <style:table-row-properties style:row-height="1.482cm" fo:break-before="auto" style:use-optimal-row-height="false"/>
    </style:style>
    <style:style style:name="ro39" style:family="table-row">
      <style:table-row-properties style:row-height="1.879cm" fo:break-before="auto" style:use-optimal-row-height="false"/>
    </style:style>
    <style:style style:name="ro40" style:family="table-row">
      <style:table-row-properties style:row-height="2.434cm" fo:break-before="auto" style:use-optimal-row-height="false"/>
    </style:style>
    <style:style style:name="ro41" style:family="table-row">
      <style:table-row-properties style:row-height="1.931cm" fo:break-before="auto" style:use-optimal-row-height="false"/>
    </style:style>
    <style:style style:name="ro42" style:family="table-row">
      <style:table-row-properties style:row-height="1.852cm" fo:break-before="auto" style:use-optimal-row-height="false"/>
    </style:style>
    <style:style style:name="ro43" style:family="table-row">
      <style:table-row-properties style:row-height="0.556cm" fo:break-before="auto" style:use-optimal-row-height="false"/>
    </style:style>
    <style:style style:name="ro44" style:family="table-row">
      <style:table-row-properties style:row-height="1.905cm" fo:break-before="auto" style:use-optimal-row-height="false"/>
    </style:style>
    <style:style style:name="ro45" style:family="table-row">
      <style:table-row-properties style:row-height="1.402cm" fo:break-before="auto" style:use-optimal-row-height="false"/>
    </style:style>
    <style:style style:name="ro46" style:family="table-row">
      <style:table-row-properties style:row-height="1.826cm" fo:break-before="auto" style:use-optimal-row-height="false"/>
    </style:style>
    <style:style style:name="ro47" style:family="table-row">
      <style:table-row-properties style:row-height="1.773cm" fo:break-before="auto" style:use-optimal-row-height="false"/>
    </style:style>
    <style:style style:name="ro48" style:family="table-row">
      <style:table-row-properties style:row-height="1.429cm" fo:break-before="auto" style:use-optimal-row-height="false"/>
    </style:style>
    <style:style style:name="ro49" style:family="table-row">
      <style:table-row-properties style:row-height="2.01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fals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number:text-style style:name="N10100" number:language="pt" number:country="B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 style:data-style-name="N10100"/>
    <style:style style:name="ce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10100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margin-left="0cm" style:writing-mode="page"/>
    </style:style>
    <style:style style:name="ce6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7" style:family="table-cell" style:parent-style-name="Excel_20_Built-in_20_Normal" style:data-style-name="N10100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8" style:family="table-cell" style:parent-style-name="Excel_20_Built-in_20_Normal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order-bottom="0.99pt solid #000000" fo:background-color="#ff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order-bottom="0.99pt solid #000000" fo:background-color="#99cc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9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underline-style="none" fo:font-weight="normal" style:font-weight-asian="normal" style:font-weight-complex="normal"/>
    </style:style>
    <style:style style:name="ce4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fo:background-color="#ffcc99" style:diagonal-bl-tr="none" style:diagonal-tl-br="none" fo:border="0.99pt solid #000000" style:rotation-align="none"/>
    </style:style>
    <style:style style:name="ce56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2">
      <style:table-cell-properties fo:background-color="#ffcc00" style:diagonal-bl-tr="none" style:diagonal-tl-br="none" fo:border="0.99pt solid #000000" style:rotation-align="none"/>
    </style:style>
    <style:style style:name="ce74" style:family="table-cell" style:parent-style-name="Normal_20_2">
      <style:table-cell-properties fo:background-color="#ccffff" style:diagonal-bl-tr="none" style:diagonal-tl-br="none" fo:border="0.99pt solid #000000" style:rotation-align="none"/>
    </style:style>
    <style:style style:name="ce75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2">
      <style:table-cell-properties fo:background-color="#99ccff" style:diagonal-bl-tr="none" style:diagonal-tl-br="none" fo:border="0.99pt solid #000000" style:rotation-align="none"/>
    </style:style>
    <style:style style:name="ce77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Normal_20_2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</style:style>
    <style:style style:name="ce83" style:family="table-cell" style:parent-style-name="Normal_20_2">
      <style:table-cell-properties fo:background-color="#ffff99" style:diagonal-bl-tr="none" style:diagonal-tl-br="none" fo:border="0.99pt solid #000000" style:rotation-align="none"/>
    </style:style>
    <style:style style:name="ce84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Normal_20_2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Normal_20_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4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2">
      <style:table-cell-properties fo:background-color="transparent"/>
    </style:style>
    <style:style style:name="ce118" style:family="table-cell" style:parent-style-name="Normal_20_2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_20_2">
      <style:table-cell-properties style:diagonal-bl-tr="none" style:diagonal-tl-br="none" fo:background-color="transparent" style:rotation-align="none"/>
    </style:style>
    <style:style style:name="ce120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28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132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="0.99pt solid #000000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</style:style>
    <style:style style:name="ce137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9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42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order="0.06pt solid #000000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4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6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77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0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81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18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9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3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4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6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Hyperlink_20_2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9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0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01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0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1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6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1" style:family="table-cell" style:parent-style-name="Normal_20_2">
      <style:table-cell-properties style:diagonal-bl-tr="none" style:diagonal-tl-br="none" fo:border="0.99pt solid #000000" style:rotation-align="none"/>
    </style:style>
    <style:style style:name="ce232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 para preenchimento" table:style-name="ta1" table:print="false">
        <table:table-column table:style-name="co1" table:default-cell-style-name="Excel_20_Built-in_20_Normal"/>
        <table:table-column table:style-name="co2" table:default-cell-style-name="ce2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9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/>
          <table:table-cell table:style-name="ce8"/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PR" table:style-name="ta2" table:print="false">
        <table:table-column table:style-name="co3" table:default-cell-style-name="Normal_20_2"/>
        <table:table-column table:style-name="co4" table:default-cell-style-name="Normal_20_2"/>
        <table:table-column table:style-name="co5" table:default-cell-style-name="Normal_20_2"/>
        <table:table-column table:style-name="co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ce90"/>
          <table:table-cell table:number-columns-repeated="1015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8"/>
          <table:table-cell table:style-name="ce62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 – Ver Tópico 3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<text:a xlink:href="https://drive.google.com/file/d/0ByB3gCTuFzXEQkpUV0pSVzF5NW8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cDVfUGZCMmFidWs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5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<text:a xlink:href="https://drive.google.com/file/d/0ByB3gCTuFzXEQkpUV0pSVzF5NW8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se foram documentadas as suas justifica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aFhxQVJIck9rNEU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4. (A partir do nível E) O planejamento e as estimativas das atividade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<text:a xlink:href="https://drive.google.com/file/d/0ByB3gCTuFzXEaFhxQVJIck9rNEU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6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cDVfUGZCMmFidWs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? (ii) foi realizada uma análise para determinar o impacto, o grau de importância, a probabilidade e a prioridade de cada risc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7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<text:a xlink:href="https://drive.google.com/file/d/0ByB3gCTuFzXEaFhxQVJIck9rNEU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7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cDVfUGZCMmFidWs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4</text:p>
          </table:table-cell>
          <table:table-cell table:style-name="ce41" office:value-type="string" calcext:value-type="string">
            <text:p>GPR</text:p>
          </table:table-cell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3">
          <table:table-cell table:style-name="ce14"/>
          <table:table-cell table:style-name="ce41"/>
          <table:table-cell table:style-name="ce63"/>
          <table:table-cell table:style-name="ce63" office:value-type="string" calcext:value-type="string">
            <text:p><text:a xlink:href="https://drive.google.com/file/d/0ByB3gCTuFzXEcDVfUGZCMmFidWs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8.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5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aFhxQVJIck9rNEU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Plano_de_gerencia_configuracao_1.0</text:p>
          </table:table-cell>
          <table:table-cell table:style-name="ce41" office:value-type="string" calcext:value-type="string">
            <text:p>GCO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c19RZGExcDJ1cVE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2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<text:a xlink:href="https://drive.google.com/file/d/0ByB3gCTuFzXEU09JWmVhUEdPLUU/edit?usp=sharing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/>
          </table:table-cell>
          <table:table-cell table:style-name="ce39" table:number-columns-repeated="7"/>
          <table:table-cell table:number-columns-repeated="1016"/>
        </table:table-row>
        <table:table-row table:style-name="ro22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1. A viabilidade de atingir as metas do projeto, considerando as restrições e os recursos disponíveis, é avaliada. Se necessário, ajustes são realizados.</text:p>
            <text:p><text:span text:style-name="T1">As evidências apresentadas para este resultado permitem assegurar que <text:s/>a viabilidade do projeto foi avaliada, a partir dos objetivos do projeto ee dos recursos financeiros, técnicos, humanos, bem como das restrições impostas pel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12. O Plano do Projeto é revisado com todos os interessados e o compromisso com ele é obtido.</text:p>
            <text:p><text:span text:style-name="T1">As evidências apresentadas para este resultado permitem assegurar que <text:s/>há registro de que todos os interessados tomaram conhecimento, revisaram e se comprometeram com o planejamento d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6" office:value-type="string" calcext:value-type="string">
            <text:p>GPR 13. O projeto é gerenciado utilizando-se o Plano do Projeto e outros planos que afetam o projeto e os resultados são documentados.</text:p>
            <text:p><text:span text:style-name="T1">As evidências apresentadas para este resultado permitem assegurar que o projeto foi gerenciado ao longo de seu ciclo de vida, comparando o planejado e o realiz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4. O envolvimento das partes interessadas no projeto é gerenciado.</text:p>
            <text:p><text:span text:style-name="T1">As evidências apresentadas para este resultado permitem assegurar que o que foi planejado em relação ao envolvimento das partes interessadas foi seguido e se existe evidência de que os compromissos assumidos foram cumpridos ou nego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5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6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3">
          <table:table-cell table:style-name="ce13" office:value-type="string" calcext:value-type="string">
            <text:p>GPR 17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8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18. (A partir do nível B) Os subprocessos mais adequados para compor o processo definido para o projeto são selecionados com base na estabilidade histórica, em dados de capacidade e em outros critérios previamente estabelecidos.</text:p>
            <text:p><text:span text:style-name="T1">As evidências apresentadas para este resultado permitem assegurar que foram selecionados sub-processos adequados para compor o processo definido para o proje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9. (A partir do nível E) Produtos de trabalho, medidas e experiências documentadas contribuem para os ativos de processo organizacional.</text:p>
            <text:p><text:span text:style-name="T1">As evidências apresentadas para este resultado permitem assegurar que foram coletadas, a partir dos projetos, potenciais contribuições aos ativos de processos? <text:s/>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19. (A partir do nível B) Os objetivos para a qualidade do produto e para o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0. (A partir do nível B) Subprocessos do processo definido para o projeto e que serão gerenciados estatisticamente são escolhidos e são identificados os atributos por meio dos quais cada subprocesso será gerenciado estatisticamente.</text:p>
            <text:p><text:span text:style-name="T1">As evidências apresentadas para este resultado permitem assegurar que: (i) a seleção dos sub-processos do processo definido para o projeto para serem gerenciados estatisticamente foi feita baseada nos critérios definidos?; (ii) foram identificados os atributos por meio dos quais cada sub-processo foi gerenciado estatisticam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1. (A partir do nível B) O projeto é monitorado para determinar se seus objetivos para qualidade e para o desempenho do processo serão atingidos. Quando necessário, ações corretivas são identificadas.</text:p>
            <text:p><text:span text:style-name="T1">As evidências apresentadas para este resultado permitem assegurar que: (i) o projeto foi monitorado quanto ao atingimento de seus objetivos de qualidade para o produto e de desempenho dos processos que estão sendo gerenciados estatisticamente? (ii) ações corretivas foram definidas para corrigir desvios identificados nessas monitoraçõ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2. (A partir do nível B) O entendimento da variação dos subprocessos escolhidos para gerência quantitativa, utilizando medidas e técnicas de análise estatística previamente selecionadas, é estabelecido e mantido.</text:p>
            <text:p><text:span text:style-name="T1">As evidências apresentadas para este resultado permitem assegurar que: (i) foram selecionadas medidas e técnicas para o entendimento da variação dos subprocessos selecionados para a gerência quantitativa?; (ii) foi feita a análise da variação dos subprocessos selecionados para a gerência quantitativa com base nestas medidas e técnicas?; (iii) as causas especiais identificadas são trat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3. (A partir do nível B) O desempenho dos subprocessos escolhidos para gerência quantitativa é monitorado para determinar a sua capacidade de satisfazer os seus objetivos para qualidade e para o desempenho. Ações são identificadas quando for necessário tratar deficiências dos subprocesso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em caso de capacidade insuficiente, foram propostas ações corre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4. (A partir do nível B) Dados estatísticos e de gerência da qualidade são incorporados ao repositório de medidas da organização.</text:p>
            <text:p><text:span text:style-name="T1">As evidências apresentadas para este resultado permitem assegurar que os dados resultantes da gerência quantitativa foram armazenados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<text:a xlink:href="https://drive.google.com/file/d/0ByB3gCTuFzXEejZmdHdUZlJ3UFE/edit?usp=sharing" xlink:type="simple">x</text:a>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<text:a xlink:href="https://drive.google.com/file/d/0ByB3gCTuFzXEejZmdHdUZlJ3UFE/edit?usp=sharing" xlink:type="simple">x</text:a>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MEJsY0JDVW9fMjQ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UjFJaWtidGgySzQ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<text:a xlink:href="https://drive.google.com/file/d/0ByB3gCTuFzXEMWJMcUlWY2R1REU/edit?usp=sharing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<text:a xlink:href="https://drive.google.com/file/d/0ByB3gCTuFzXEU1F1ano3ZzZsV28/edit?usp=sharing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71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72"/>
          <table:table-cell table:style-name="ce65"/>
          <table:table-cell table:style-name="ce77" table:number-columns-repeated="2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<text:a xlink:href="https://drive.google.com/file/d/0ByB3gCTuFzXEejZmdHdUZlJ3UFE/edit?usp=sharing" xlink:type="simple">x</text:a>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3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cDVfUGZCMmFidWs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Organograma_Sprint_9</text:p>
          </table:table-cell>
          <table:table-cell table:style-name="ce42" office:value-type="string" calcext:value-type="string">
            <text:p>GPR</text:p>
          </table:table-cell>
          <table:table-cell table:style-name="ce64"/>
          <table:table-cell table:style-name="ce64" office:value-type="string" calcext:value-type="string">
            <text:p><text:a xlink:href="https://drive.google.com/file/d/0ByB3gCTuFzXEdXVacWNYWEZjRVU/edit?usp=sharing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V2dOTjhxT3pjYjg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<text:a xlink:href="https://drive.google.com/file/d/0ByB3gCTuFzXEMEJsY0JDVW9fMjQ/edit?usp=sharin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_sprint6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64" office:value-type="string" calcext:value-type="string">
            <text:p><text:a xlink:href="https://drive.google.com/file/d/0ByB3gCTuFzXEeFl4UTFTZ3BuRTg/edit?usp=sharing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<text:a xlink:href="https://drive.google.com/file/d/0ByB3gCTuFzXEejZmdHdUZlJ3UFE/edit?usp=sharing" xlink:type="simple">x</text:a>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<text:a xlink:href="https://drive.google.com/file/d/0ByB3gCTuFzXEejZmdHdUZlJ3UFE/edit?usp=sharing" xlink:type="simple">x</text:a>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5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8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" table:style-name="ta3" table:print="false">
        <table:table-column table:style-name="co3" table:default-cell-style-name="ce94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5" table:number-columns-repeated="4" table:default-cell-style-name="ce100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95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20">
          <table:table-cell table:style-name="ce13" office:value-type="string" calcext:value-type="string">
            <text:p>GRE 1. Os requisitos são entendidos, avaliados e aceitos junto aos fornecedores de requisitos, utilizando critérios objetiv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foram definidos critérios para análise de requisitos e se estes foram usados como base para a avaliação e a aceitação dos requisitos <text:s/>do projeto?</text:span></text:p>
          </table:table-cell>
          <table:table-cell table:style-name="ce96"/>
          <table:table-cell table:style-name="ce102"/>
          <table:table-cell table:style-name="ce102" office:value-type="string" calcext:value-type="string">
            <text:p>x</text:p>
          </table:table-cell>
          <table:table-cell table:style-name="ce102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Imersao.pdf</text:p>
          </table:table-cell>
          <table:table-cell table:style-name="ce97" office:value-type="string" calcext:value-type="string">
            <text:p>GRE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RE/RELPREV-022013-GRE-Imersao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8" office:value-type="string" calcext:value-type="string">
            <text:p>GRE</text:p>
          </table:table-cell>
          <table:table-cell table:style-name="ce64"/>
          <table:table-cell table:style-name="ce105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2. O comprometimento da equipe técnica com os requisitos aprovados é obtido.</text:p>
            <text:p><text:span text:style-name="T1">As evidências apresentadas para este resultado permitem assegurar: (i) que foi obtido e registrado um comprometimento formal da equipe técnica com os requisitos aprovados? (ii) que um novo comprometimento da equipe técnica com os requisitos foi obtido e registrado quando houve mudanças nos requisitos?</text:span></text:p>
          </table:table-cell>
          <table:table-cell table:style-name="ce96"/>
          <table:table-cell table:style-name="ce102"/>
          <table:table-cell table:style-name="ce102" office:value-type="string" calcext:value-type="string">
            <text:p>x</text:p>
          </table:table-cell>
          <table:table-cell table:style-name="ce102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8" office:value-type="string" calcext:value-type="string">
            <text:p>GRE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96"/>
          <table:table-cell table:style-name="ce102"/>
          <table:table-cell table:style-name="ce102" office:value-type="string" calcext:value-type="string">
            <text:p>x</text:p>
          </table:table-cell>
          <table:table-cell table:style-name="ce102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</text:span></text:p>
          </table:table-cell>
          <table:table-cell table:style-name="ce96"/>
          <table:table-cell table:style-name="ce102"/>
          <table:table-cell table:style-name="ce102" office:value-type="string" calcext:value-type="string">
            <text:p>x</text:p>
          </table:table-cell>
          <table:table-cell table:style-name="ce102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PR-Processo_de_Desenvolvimento_de_Software.pdf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104"/>
          <table:table-cell table:style-name="ce104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3" office:value-type="string" calcext:value-type="string">
            <text:p>RELPREV-022013-GQA-relatorios_verificacao_requisitos_sprint3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5" office:value-type="string" calcext:value-type="string">
            <text:p><text:a xlink:href="https://relprev-022013.googlecode.com/svn/trunk/artefatos_de_processo/GQA/Checklists%20Aplicados/RELPREV-022013-GQA-relatorios_verificacao_requisitos_sprint3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93" office:value-type="string" calcext:value-type="string">
            <text:p>RELPREV-022013-GQA-relatorios_verificacao_requisitos_sprint4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5" office:value-type="string" calcext:value-type="string">
            <text:p><text:a xlink:href="https://relprev-022013.googlecode.com/svn/trunk/artefatos_de_processo/GQA/Checklists%20Aplicados/RELPREV-022013-GQA-relatorios_verificacao_requisitos_sprint4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MED_Relatorio_de_resultados.odt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MED/RELPREV-022013-MED_Relatorio_de_resultados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3" office:value-type="string" calcext:value-type="string">
            <text:p>Relatório Métricas Sprint 6.odt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105" office:value-type="string" calcext:value-type="string">
            <text:p><text:a xlink:href="https://relprev-022013.googlecode.com/svn/trunk/artefatos_de_processo/MED/Relatório%20Métricas%20Sprint%206.pdf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PR-Organograma_Sprint_9.jpeg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PR/Recursos_Humanos/RELPREV-022013-GPR-Organograma_Sprint_9.jp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4" office:value-type="string" calcext:value-type="string">
            <text:p><text:a xlink:href="https://relprev-022013.googlecode.com/svn/trunk/artefatos_de_processo/GPR/Comunicacao/RELPREV-022013-GPR-Plano_de_gerencia_de_comunicaca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DRE-EOR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PCP-Documento_de_Arquitetura_v0.6</text:p>
          </table:table-cell>
          <table:table-cell table:style-name="ce42" office:value-type="string" calcext:value-type="string">
            <text:p>GRE</text:p>
          </table:table-cell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DRE-EOR</text:p>
          </table:table-cell>
          <table:table-cell table:style-name="ce42" office:value-type="string" calcext:value-type="string">
            <text:p>GRE</text:p>
          </table:table-cell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5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QU" table:style-name="ta4" table:print="false">
        <table:table-column table:style-name="co3" table:default-cell-style-name="Normal_20_2"/>
        <table:table-column table:style-name="co11" table:default-cell-style-name="ce113"/>
        <table:table-column table:style-name="co5" table:number-columns-repeated="6" table:default-cell-style-name="Normal_20_2"/>
        <table:table-column table:style-name="co7" table:number-columns-repeated="2" table:default-cell-style-name="ce117"/>
        <table:table-column table:style-name="co7" table:number-columns-repeated="1014" table:default-cell-style-name="Normal_20_2"/>
        <table:table-row table:style-name="ro10">
          <table:table-cell table:style-name="ce9" office:value-type="string" calcext:value-type="string">
            <text:p>Aquisição</text:p>
          </table:table-cell>
          <table:table-cell table:style-name="ce35" table:number-columns-repeated="6"/>
          <table:table-cell table:style-name="ce85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 table:number-columns-repeated="2"/>
          <table:table-cell table:number-columns-repeated="1014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10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4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32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um conjunto de potenciais fornecedores foi selecionado com base nesses critéri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21">
          <table:table-cell table:style-name="ce108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11"/>
          <table:table-cell table:style-name="ce11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19">
          <table:table-cell table:style-name="ce108" office:value-type="string" calcext:value-type="string">
            <text:p>AQU 4. Um acordo formal 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formal documentado entre o cliente e o fornecedor que expresse claramente as expectativas, as responsabilidades e as obrigações de ambas as partes? (ii) que, quando aplicável, este acordo foi revisto e refletiu mudanças ocorridas ao longo do tempo.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21">
          <table:table-cell table:style-name="ce109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candidat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 table:number-columns-repeated="2"/>
          <table:table-cell table:style-name="ce120" table:number-columns-repeated="1014"/>
        </table:table-row>
        <table:table-row table:style-name="ro33">
          <table:table-cell table:style-name="ce109" office:value-type="string" calcext:value-type="string">
            <text:p>AQU 6. Os processos do fornecedor que são críticos para o sucesso do projeto são identificados e monitorados, gerando ações corretivas, quando necessário. <text:s text:c="9"/></text:p>
            <text:p><text:span text:style-name="T1">As evidências apresentadas para este resultado permitem assegurar: (i) que os processos do fornecedor considerados críticos para o sucesso do projeto foram identificados e monitorados? (ii) que ações foram tomadas para corrigir <text:s/>problemas detectados e acompanhadas até a sua conclusão?</text:span></text:p>
          </table:table-cell>
          <table:table-cell table:style-name="ce96"/>
          <table:table-cell table:style-name="ce102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6"/>
          <table:table-cell table:style-name="ce118" table:number-columns-repeated="2"/>
          <table:table-cell table:style-name="ce120" table:number-columns-repeated="1014"/>
        </table:table-row>
        <table:table-row table:style-name="ro21">
          <table:table-cell table:style-name="ce109" office:value-type="string" calcext:value-type="string">
            <text:p>AQU 7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96"/>
          <table:table-cell table:style-name="ce102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6"/>
          <table:table-cell table:style-name="ce118" table:number-columns-repeated="2"/>
          <table:table-cell table:style-name="ce120" table:number-columns-repeated="1014"/>
        </table:table-row>
        <table:table-row table:style-name="ro21">
          <table:table-cell table:style-name="ce13" office:value-type="string" calcext:value-type="string">
            <text:p>AQU 8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96"/>
          <table:table-cell table:style-name="ce102" table:number-columns-repeated="5"/>
          <table:table-cell table:style-name="ce111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6"/>
          <table:table-cell table:style-name="ce118" table:number-columns-repeated="2"/>
          <table:table-cell table:style-name="ce120" table:number-columns-repeated="1014"/>
        </table:table-row>
        <table:table-row table:style-name="ro16">
          <table:table-cell table:style-name="ce13" office:value-type="string" calcext:value-type="string">
            <text:p>AQU 9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112"/>
          <table:table-cell table:style-name="ce115" table:number-columns-repeated="5"/>
          <table:table-cell table:style-name="ce111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8" table:number-columns-repeated="2"/>
          <table:table-cell table:style-name="ce120" table:number-columns-repeated="1014"/>
        </table:table-row>
        <table:table-row table:style-name="ro1">
          <table:table-cell table:style-name="ce91"/>
          <table:table-cell table:style-name="ce43" office:value-type="string" calcext:value-type="string">
            <text:p>(T,L,P,N,NA,F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16"/>
          <table:table-cell table:style-name="ce118" table:number-columns-repeated="2"/>
          <table:table-cell table:style-name="ce120" table:number-columns-repeated="1014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O" table:style-name="ta5" table:print="false">
        <table:table-column table:style-name="co3" table:default-cell-style-name="Normal_20_2"/>
        <table:table-column table:style-name="co12" table:default-cell-style-name="Normal_20_2"/>
        <table:table-column table:style-name="co5" table:default-cell-style-name="Normal_20_2"/>
        <table:table-column table:style-name="co13" table:default-cell-style-name="Normal_20_2"/>
        <table:table-column table:style-name="co5" table:number-columns-repeated="3" table:default-cell-style-name="Normal_20_2"/>
        <table:table-column table:style-name="co5" table:default-cell-style-name="ce131"/>
        <table:table-column table:style-name="co7" table:default-cell-style-name="ce119"/>
        <table:table-column table:style-name="co7" table:number-columns-repeated="1015" table:default-cell-style-name="Normal_20_2"/>
        <table:table-row table:style-name="ro10">
          <table:table-cell table:style-name="ce9" office:value-type="string" calcext:value-type="string">
            <text:p>Gerência de Configuração</text:p>
          </table:table-cell>
          <table:table-cell table:style-name="ce35" table:number-columns-repeated="6"/>
          <table:table-cell table:style-name="ce85"/>
          <table:table-cell table:style-name="Normal_20_2"/>
          <table:table-cell table:number-columns-repeated="1015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/>
          <table:table-cell table:number-columns-repeated="1015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/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10"/>
          <table:table-cell table:style-name="ce101"/>
          <table:table-cell table:style-name="ce62" table:number-columns-repeated="3"/>
          <table:table-cell table:style-name="ce127"/>
          <table:table-cell table:style-name="ce62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1. Um Sistema de Gerência de Configuração é estabelecido e mantido.</text:p>
            <text:p><text:span text:style-name="T5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2. Os itens de configuração são identificados com base em critérios estabelecidos.</text:p>
            <text:p><text:span text:style-name="T5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7">baseline</text:span><text:span text:style-name="T6">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Relatorio_de_estado_configuracao_21112013</text:p>
          </table:table-cell>
          <table:table-cell table:style-name="ce1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4. A situação dos itens de configuração e das baselines é registrada ao longo do tempo e disponibilizada.</text:p>
            <text:p><text:span text:style-name="T5">As evidências apresentadas para este resultado permitem assegurar que existe registro da situação dos itens de configuração, bem como existe um histórico de sua evolução ao longo do tempo, possibilitando identificar a versão de cada item, bem como identificar, diferenciar e recuperar o conteúdo das baselines geradas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Relatorio_de_estado_configuracao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5. Modificações em itens de configuração são controladas.</text:p>
            <text:p><text:span text:style-name="T5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5">?</text:span><text:span text:style-name="T8"> </text:span><text:span text:style-name="T5">(iii) que a liberação de itens a serem modificados e a incorporação das versões modificadas destes itens foram controlada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Relatorio_de_estado_configuracao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>
          <table:table-cell table:style-name="ce122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6. O armazenamento, o manuseio e a liberação de itens de configuração e baselines são controlados.</text:p>
            <text:p><text:span text:style-name="T5">As evidências apresentadas para este resultado permitem assegurar: (i) que os itens de configuração e as </text:span><text:span text:style-name="T8">baselines</text:span><text:span text:style-name="T5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5"> foram realizadas de maneira controlada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7">baselines</text:span><text:span text:style-name="T6"> e os itens de configuração estavam íntegros, completos, corretos e consistente?</text:span></text:p>
          </table:table-cell>
          <table:table-cell table:style-name="ce96"/>
          <table:table-cell table:style-name="ce102" table:number-columns-repeated="4"/>
          <table:table-cell table:style-name="ce128"/>
          <table:table-cell table:style-name="ce102"/>
          <table:table-cell table:number-columns-repeated="1016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2"/>
          <table:table-cell table:style-name="ce120" table:number-columns-repeated="1015"/>
        </table:table-row>
        <table:table-row table:style-name="ro1" table:number-rows-repeated="3">
          <table:table-cell table:style-name="ce122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21"/>
          <table:table-cell table:style-name="ce124"/>
          <table:table-cell table:style-name="ce126" table:number-columns-repeated="4"/>
          <table:table-cell table:style-name="ce130"/>
          <table:table-cell table:style-name="ce126"/>
          <table:table-cell table:style-name="ce132"/>
          <table:table-cell table:style-name="ce120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/>
          <table:table-cell table:number-columns-repeated="1015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/>
          <table:table-cell table:number-columns-repeated="1015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/>
          <table:table-cell table:number-columns-repeated="1015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5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5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5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5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5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5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5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5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5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5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5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5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5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5"> <text:s text:c="74"/></text:span></text:p>
            <text:p><text:span text:style-name="T5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_de_estrutura_de_repositorios_-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s_de_log_de_commits_01112013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s_de_nomes_de_artefatos_01112013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Relatorio_de_tarefas_nao_concluidas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 _x000D_</text:p>
            <text:p>As evidências apresentadas para este resultado permitem assegurar que <text:s/>os requisitos dos produtos de trabalho do processo foram ident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 _x000D_</text:p>
            <text:p>As evidências apresentadas para este resultado permitem assegurar que foram especificadas as necessidades de documentação e os níveis de controle para os produtos de trabalho do process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Plano_de_gerencia_configuracao_1.0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 _x000D_</text:p>
            <text:p>As evidências apresentadas para este resultado permitem assegurar que os produtos de trabalho do processo estão sob os níveis de controle espec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 _x000D_</text:p>
            <text:p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_de_estrutura_de_repositorios_-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s_de_log_de_commits_01112013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Inconformidades_de_nomes_de_artefatos_01112013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1" office:value-type="string" calcext:value-type="string">
            <text:p>RELPREV-022013-GCO-Relatorio_de_tarefas_nao_concluidas</text:p>
          </table:table-cell>
          <table:table-cell table:style-name="ce124" office:value-type="string" calcext:value-type="string">
            <text:p>GCO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5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5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5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5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5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5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5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5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5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3">
          <table:table-cell table:style-name="ce121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5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5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5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5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5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5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5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5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5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5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5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5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5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5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5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5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5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5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5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5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5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5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5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1"/>
          <table:table-cell table:style-name="ce124"/>
          <table:table-cell table:style-name="ce12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1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A" table:style-name="ta6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arantia da Qualidade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38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34">
          <table:table-cell table:style-name="ce13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Metricas_de_Codigo_Fonte_1.0</text:p>
          </table:table-cell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3">
          <table:table-cell table:style-name="ce133" office:value-type="string" calcext:value-type="string">
            <text:p>RELPREV-022013-GQA-Padroes_de_Codificacao_1.0</text:p>
          </table:table-cell>
          <table:table-cell table:style-name="ce41"/>
          <table:table-cell table:style-name="ce63" table:number-columns-repeated="4"/>
          <table:table-cell table:style-name="ce64" table:number-columns-repeated="2"/>
          <table:table-cell table:style-name="ce120" table:number-columns-repeated="1016"/>
        </table:table-row>
        <table:table-row table:style-name="ro3">
          <table:table-cell table:style-name="ce134" office:value-type="string" calcext:value-type="string">
            <text:p>RELPREV-022013-GQA-Padrões_para_documentação_de_código_fonte</text:p>
          </table:table-cell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3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35">
          <table:table-cell table:style-name="ce13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3">
          <table:table-cell table:style-name="ce135" office:value-type="string" calcext:value-type="string">
            <text:p>RELPREV-022013-GQA-Laudo_de_Qualidade_do_Processo</text:p>
          </table:table-cell>
          <table:table-cell table:style-name="ce140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1" table:number-rows-repeated="7">
          <table:table-cell table:style-name="ce135" table:number-columns-repeated="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36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16">
          <table:table-cell table:style-name="ce13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as não-conformidades identificadas nas avaliações </text:span><text:span text:style-name="T6">e que elas </text:span><text:span text:style-name="T1">são comunicadas aos responsáveis pelos produtos/processos aplicáveis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configuracao_sprint7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_sprint6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configuracao_sprint3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configuracao_sprint4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requisitos_sprint6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medicao_sprint6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20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requisitos_sprint3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20" table:number-columns-repeated="1016"/>
        </table:table-row>
        <table:table-row table:style-name="ro3">
          <table:table-cell table:style-name="ce137" office:value-type="string" calcext:value-type="string">
            <text:p>RELPREV-022013-GQA-relatorios_verificacao_requisitos_sprint4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20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23">
          <table:table-cell table:style-name="ce13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Atividades Redmine para correção de inconformidades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Default"/>
          <table:table-cell table:style-name="ce63" office:value-type="string" calcext:value-type="string">
            <text:p><text:a xlink:href="http://200.137.197.238/redmine/projects/relprev-022013-/issues?utf8=✓&amp;set_filter=1&amp;f[]=status_id&amp;op[status_id]=o&amp;f[]=author_id&amp;op[author_id]==&amp;v[author_id][]=125&amp;f[]=&amp;c[]=tracker&amp;c[]=status&amp;c[]=priority&amp;c[]=subject&amp;c[]=assigned_to&amp;c[]=updated_on&amp;group_by=" xlink:type="simple">x</text:a></text:p>
          </table:table-cell>
          <table:table-cell table:style-name="ce63" table:number-columns-repeated="3"/>
          <table:table-cell table:style-name="ce120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style-name="ce119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2" office:value-type="string" calcext:value-type="string">
            <text:p>GPR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1" office:value-type="string" calcext:value-type="string">
            <text:p>GPR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Comunicação direta por e-mail aos membros envolvidos</text:p>
          </table:table-cell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Template_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Template_laudo_de_qualidade_do_produt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Metricas_de_Codigo_Fonte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Padroes_de_Codificacao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arquitetura_e_projeto_detalhad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configuraca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medica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requisitos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testes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P" table:style-name="ta7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ortfólio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38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PP 1. As oportunidades de negócio, as necessidades e os investimentos são identificados, qualificados, priorizados e selecionados.</text:p>
            <text:p><text:span text:style-name="T6">As evidências apresentadas para este resultado permitem assegurar: (i) que as oportundiades de negócio, necessidades e investimentos foram registrados e decisões foram tomadas após a realização de sua qualificação, priorização e seleção? (ii) que existe registro da decisão tomada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33"/>
          <table:table-cell table:style-name="ce41"/>
          <table:table-cell table:style-name="ce64" table:number-columns-repeated="6"/>
          <table:table-cell table:style-name="ce120" table:number-columns-repeated="1016"/>
        </table:table-row>
        <table:table-row table:style-name="ro1" table:number-rows-repeated="2">
          <table:table-cell table:style-name="ce13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21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 table:number-rows-repeated="5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4. Os conflitos sobre recursos entre projetos são tratados e resolvidos.</text:p>
            <text:p><text:span text:style-name="T6">As evidências apresentadas para este resultado permitem assegurar que, quando surgiram conflitos em relação a recursos compartilhados entre os projetos, estes foram tratados e resolvidos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9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5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 até, de cancelamento?</text:span></text:p>
          </table:table-cell>
          <table:table-cell table:style-name="ce139"/>
          <table:table-cell table:style-name="ce96"/>
          <table:table-cell table:style-name="ce10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20" table:number-columns-repeated="1016"/>
        </table:table-row>
        <table:table-row table:style-name="ro1">
          <table:table-cell table:style-name="ce91"/>
          <table:table-cell table:style-name="ce43" office:value-type="string" calcext:value-type="string">
            <text:p>(T,L,P,N,NA,F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style-name="ce119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8" table:print="false">
        <table:table-column table:style-name="co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4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1" office:value-type="string" calcext:value-type="string">
            <text:p>Medição</text:p>
          </table:table-cell>
          <table:table-cell table:style-name="ce150" table:number-columns-repeated="6"/>
          <table:table-cell table:style-name="ce171"/>
          <table:table-cell table:number-columns-repeated="1016"/>
        </table:table-row>
        <table:table-row table:style-name="ro11">
          <table:table-cell table:style-name="ce142" office:value-type="string" calcext:value-type="string">
            <text:p>PREENCHIDO PELA EMPRESA</text:p>
          </table:table-cell>
          <table:table-cell table:style-name="ce151"/>
          <table:table-cell table:style-name="ce161" table:number-columns-repeated="5"/>
          <table:table-cell table:style-name="ce172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52" office:value-type="string" calcext:value-type="string">
            <text:p>Fonte da evidência</text:p>
          </table:table-cell>
          <table:table-cell table:style-name="ce162" office:value-type="string" calcext:value-type="string">
            <text:p>ORG</text:p>
          </table:table-cell>
          <table:table-cell table:style-name="ce162" office:value-type="string" calcext:value-type="string">
            <text:p>RELPREV</text:p>
          </table:table-cell>
          <table:table-cell table:style-name="ce162" office:value-type="string" calcext:value-type="string">
            <text:p>Projeto 2</text:p>
          </table:table-cell>
          <table:table-cell table:style-name="ce162" office:value-type="string" calcext:value-type="string">
            <text:p>Projeto 3</text:p>
          </table:table-cell>
          <table:table-cell table:style-name="ce162" office:value-type="string" calcext:value-type="string">
            <text:p>Projeto 4</text:p>
          </table:table-cell>
          <table:table-cell table:style-name="ce173" office:value-type="string" calcext:value-type="string">
            <text:p>Final</text:p>
          </table:table-cell>
          <table:table-cell table:number-columns-repeated="1016"/>
        </table:table-row>
        <table:table-row table:style-name="ro36">
          <table:table-cell table:style-name="ce143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53" table:number-columns-repeated="7"/>
          <table:table-cell table:number-columns-repeated="1016"/>
        </table:table-row>
        <table:table-row table:style-name="ro19">
          <table:table-cell table:style-name="ce144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o_de_Medicao.odt</text:p>
          </table:table-cell>
          <table:table-cell table:style-name="ce9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19">
          <table:table-cell table:style-name="ce144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ejtivos de medição? (ii) que este conjunto de medidas foi documentado e priorizado? (iii) que foi revisado e atualizado, quando necessário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o_de_Medicao.odt</text:p>
          </table:table-cell>
          <table:table-cell table:style-name="ce15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21">
          <table:table-cell table:style-name="ce144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7" office:value-type="string" calcext:value-type="string">
            <text:p>RELPREV-022013-MED-Plano_de_Medicao.odt</text:p>
          </table:table-cell>
          <table:table-cell table:style-name="ce158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3">
          <table:table-cell table:style-name="ce147" office:value-type="string" calcext:value-type="string">
            <text:p>RELPREV-022013-MED-Planejamento_das_Medicoes.odt</text:p>
          </table:table-cell>
          <table:table-cell table:style-name="ce158" office:value-type="string" calcext:value-type="string">
            <text:p>MED</text:p>
          </table:table-cell>
          <table:table-cell table:style-name="ce164"/>
          <table:table-cell table:style-name="ce164" office:value-type="string" calcext:value-type="string">
            <text:p>x</text:p>
          </table:table-cell>
          <table:table-cell table:style-name="ce164" table:number-columns-repeated="4"/>
          <table:table-cell table:style-name="ce174" table:number-columns-repeated="1016"/>
        </table:table-row>
        <table:table-row table:style-name="ro1" table:number-rows-repeated="2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21">
          <table:table-cell table:style-name="ce144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o_de_Medicao.odt</text:p>
          </table:table-cell>
          <table:table-cell table:style-name="ce9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16">
          <table:table-cell table:style-name="ce144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o_de_Medicao.odt</text:p>
          </table:table-cell>
          <table:table-cell table:style-name="ce9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16">
          <table:table-cell table:style-name="ce144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o_de_Medicao.odt</text:p>
          </table:table-cell>
          <table:table-cell table:style-name="ce9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21">
          <table:table-cell table:style-name="ce144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154" table:number-columns-repeated="2"/>
          <table:table-cell table:style-name="ce154" office:value-type="string" calcext:value-type="string">
            <text:p>x</text:p>
          </table:table-cell>
          <table:table-cell table:style-name="ce154" table:number-columns-repeated="4"/>
          <table:table-cell table:number-columns-repeated="1016"/>
        </table:table-row>
        <table:table-row table:style-name="ro3">
          <table:table-cell table:style-name="ce145" office:value-type="string" calcext:value-type="string">
            <text:p>RELPREV-022013-MED-Planejamento_das_Medicoes.odt</text:p>
          </table:table-cell>
          <table:table-cell table:style-name="ce9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style-name="ce175"/>
          <table:table-cell table:number-columns-repeated="1015"/>
        </table:table-row>
        <table:table-row table:style-name="ro24">
          <table:table-cell table:style-name="ce149"/>
          <table:table-cell table:style-name="ce160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3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3">
          <table:table-cell table:style-name="ce93" office:value-type="string" calcext:value-type="string">
            <text:p>RELPREV-022013-MED_Relatorio_de_resultado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ejamento_das_Medicoe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3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ejamento_das_Medicoe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3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3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>
          <table:table-cell table:style-name="Default" table:number-columns-repeated="2"/>
          <table:table-cell table:style-name="ce64" table:number-columns-repeated="6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GPR-Organograma_Sprint_9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Planilha_de_Acompanhament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Relatorio_de_resultados</text:p>
          </table:table-cell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Relatorio_de_resultado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" table:style-name="ta9" table:print="false">
        <table:table-column table:style-name="co3" table:default-cell-style-name="Excel_20_Built-in_20_Normal"/>
        <table:table-column table:style-name="co11" table:default-cell-style-name="ce179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37">
          <table:table-cell table:style-name="ce141" office:value-type="string" calcext:value-type="string">
            <text:p>Avaliação e Melhoria do Processo Organizacional</text:p>
          </table:table-cell>
          <table:table-cell table:style-name="ce150" table:number-columns-repeated="6"/>
          <table:table-cell table:style-name="ce171"/>
          <table:table-cell table:number-columns-repeated="1016"/>
        </table:table-row>
        <table:table-row table:style-name="ro11">
          <table:table-cell table:style-name="ce142" office:value-type="string" calcext:value-type="string">
            <text:p>PREENCHIDO PELA EMPRESA</text:p>
          </table:table-cell>
          <table:table-cell table:style-name="ce151"/>
          <table:table-cell table:style-name="ce161" table:number-columns-repeated="5"/>
          <table:table-cell table:style-name="ce172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2" office:value-type="string" calcext:value-type="string">
            <text:p>Fonte da evidência</text:p>
          </table:table-cell>
          <table:table-cell table:style-name="ce162" office:value-type="string" calcext:value-type="string">
            <text:p>ORG</text:p>
          </table:table-cell>
          <table:table-cell table:style-name="ce162" office:value-type="string" calcext:value-type="string">
            <text:p>Projeto 1</text:p>
          </table:table-cell>
          <table:table-cell table:style-name="ce162" office:value-type="string" calcext:value-type="string">
            <text:p>Projeto 2</text:p>
          </table:table-cell>
          <table:table-cell table:style-name="ce162" office:value-type="string" calcext:value-type="string">
            <text:p>Projeto 3</text:p>
          </table:table-cell>
          <table:table-cell table:style-name="ce162" office:value-type="string" calcext:value-type="string">
            <text:p>Projeto 4</text:p>
          </table:table-cell>
          <table:table-cell table:style-name="ce173" office:value-type="string" calcext:value-type="string">
            <text:p>Final</text:p>
          </table:table-cell>
          <table:table-cell table:number-columns-repeated="1016"/>
        </table:table-row>
        <table:table-row table:style-name="ro21">
          <table:table-cell table:style-name="ce144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76"/>
          <table:table-cell table:style-name="ce180"/>
          <table:table-cell table:style-name="ce153" table:number-columns-repeated="5"/>
          <table:table-cell table:number-columns-repeated="1016"/>
        </table:table-row>
        <table:table-row table:style-name="ro38">
          <table:table-cell table:style-name="ce144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39">
          <table:table-cell table:style-name="ce144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.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4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4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6">
          <table:table-cell table:style-name="ce144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9">
          <table:table-cell table:style-name="ce144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6">
          <table:table-cell table:style-name="ce144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4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78"/>
          <table:table-cell table:style-name="ce182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4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78"/>
          <table:table-cell table:style-name="ce182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21">
          <table:table-cell table:style-name="ce144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78"/>
          <table:table-cell table:style-name="ce182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24">
          <table:table-cell table:style-name="ce149"/>
          <table:table-cell table:style-name="ce160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P" table:style-name="ta10" table:print="false">
        <table:table-column table:style-name="co3" table:default-cell-style-name="Excel_20_Built-in_20_Normal"/>
        <table:table-column table:style-name="co11" table:default-cell-style-name="ce179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1" office:value-type="string" calcext:value-type="string">
            <text:p>Definição do Processo Organizacional</text:p>
          </table:table-cell>
          <table:table-cell table:style-name="ce150" table:number-columns-repeated="6"/>
          <table:table-cell table:style-name="ce171"/>
          <table:table-cell table:number-columns-repeated="1016"/>
        </table:table-row>
        <table:table-row table:style-name="ro11">
          <table:table-cell table:style-name="ce142" office:value-type="string" calcext:value-type="string">
            <text:p>PREENCHIDO PELA EMPRESA</text:p>
          </table:table-cell>
          <table:table-cell table:style-name="ce151"/>
          <table:table-cell table:style-name="ce161" table:number-columns-repeated="5"/>
          <table:table-cell table:style-name="ce172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2" office:value-type="string" calcext:value-type="string">
            <text:p>Fonte da evidência</text:p>
          </table:table-cell>
          <table:table-cell table:style-name="ce162" office:value-type="string" calcext:value-type="string">
            <text:p>ORG</text:p>
          </table:table-cell>
          <table:table-cell table:style-name="ce162" office:value-type="string" calcext:value-type="string">
            <text:p>Projeto 1</text:p>
          </table:table-cell>
          <table:table-cell table:style-name="ce162" office:value-type="string" calcext:value-type="string">
            <text:p>Projeto 2</text:p>
          </table:table-cell>
          <table:table-cell table:style-name="ce162" office:value-type="string" calcext:value-type="string">
            <text:p>Projeto 3</text:p>
          </table:table-cell>
          <table:table-cell table:style-name="ce162" office:value-type="string" calcext:value-type="string">
            <text:p>Projeto 4</text:p>
          </table:table-cell>
          <table:table-cell table:style-name="ce173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44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76"/>
          <table:table-cell table:style-name="ce180"/>
          <table:table-cell table:style-name="ce153" table:number-columns-repeated="5"/>
          <table:table-cell table:number-columns-repeated="1016"/>
        </table:table-row>
        <table:table-row table:style-name="ro21">
          <table:table-cell table:style-name="ce144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 que os processos-padrão utilizados pela organização foram definidos, incluindo a identificação de quando são aplicáveis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16">
          <table:table-cell table:style-name="ce144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19">
          <table:table-cell table:style-name="ce144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5"/>
          <table:table-cell table:number-columns-repeated="1015"/>
        </table:table-row>
        <table:table-row table:style-name="ro40">
          <table:table-cell table:style-name="ce144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se esta definição foi mantida conforme necessário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style-name="ce175"/>
          <table:table-cell table:number-columns-repeated="1015"/>
        </table:table-row>
        <table:table-row table:style-name="ro21">
          <table:table-cell table:style-name="ce144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style-name="ce175"/>
          <table:table-cell table:number-columns-repeated="1015"/>
        </table:table-row>
        <table:table-row table:style-name="ro16">
          <table:table-cell table:style-name="ce144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style-name="ce175"/>
          <table:table-cell table:number-columns-repeated="1015"/>
        </table:table-row>
        <table:table-row table:style-name="ro16">
          <table:table-cell table:style-name="ce144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style-name="ce175"/>
          <table:table-cell table:number-columns-repeated="1015"/>
        </table:table-row>
        <table:table-row table:style-name="ro24">
          <table:table-cell table:style-name="ce149"/>
          <table:table-cell table:style-name="ce160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H" table:style-name="ta11" table:print="false">
        <table:table-column table:style-name="co3" table:default-cell-style-name="Excel_20_Built-in_20_Normal"/>
        <table:table-column table:style-name="co11" table:default-cell-style-name="ce179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1" office:value-type="string" calcext:value-type="string">
            <text:p>Gerência de Recursos Humanos</text:p>
          </table:table-cell>
          <table:table-cell table:style-name="ce150" table:number-columns-repeated="6"/>
          <table:table-cell table:style-name="ce171"/>
          <table:table-cell table:number-columns-repeated="1016"/>
        </table:table-row>
        <table:table-row table:style-name="ro11">
          <table:table-cell table:style-name="ce142" office:value-type="string" calcext:value-type="string">
            <text:p>PREENCHIDO PELA EMPRESA</text:p>
          </table:table-cell>
          <table:table-cell table:style-name="ce151"/>
          <table:table-cell table:style-name="ce161" table:number-columns-repeated="5"/>
          <table:table-cell table:style-name="ce172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2" office:value-type="string" calcext:value-type="string">
            <text:p>Fonte da evidência</text:p>
          </table:table-cell>
          <table:table-cell table:style-name="ce162" office:value-type="string" calcext:value-type="string">
            <text:p>ORG</text:p>
          </table:table-cell>
          <table:table-cell table:style-name="ce162" office:value-type="string" calcext:value-type="string">
            <text:p>Projeto 1</text:p>
          </table:table-cell>
          <table:table-cell table:style-name="ce162" office:value-type="string" calcext:value-type="string">
            <text:p>Projeto 2</text:p>
          </table:table-cell>
          <table:table-cell table:style-name="ce162" office:value-type="string" calcext:value-type="string">
            <text:p>Projeto 3</text:p>
          </table:table-cell>
          <table:table-cell table:style-name="ce162" office:value-type="string" calcext:value-type="string">
            <text:p>Projeto 4</text:p>
          </table:table-cell>
          <table:table-cell table:style-name="ce173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43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76"/>
          <table:table-cell table:style-name="ce180"/>
          <table:table-cell table:style-name="ce153" table:number-columns-repeated="5"/>
          <table:table-cell table:number-columns-repeated="1016"/>
        </table:table-row>
        <table:table-row table:style-name="ro15">
          <table:table-cell table:style-name="ce144" office:value-type="string" calcext:value-type="string">
            <text:p>GRH 1. Uma revisão das necessidades estratégicas da organização e dos projetos é conduzida para identificar recursos, conhecimentos e habilidades requeridos e, de acordo com a necessidade, desenvolvê-los ou contratá-los. </text:p>
            <text:p><text:span text:style-name="T1">As evidências apresentadas para este resultado permitem assegurar que foi realizada uma revisão para identificar as necessidades de recursos, conhecimentos e habilidades de acordo com as estatégias da organização e dos projetos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4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4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41">
          <table:table-cell table:style-name="ce144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4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42">
          <table:table-cell table:style-name="ce144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43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6">
          <table:table-cell table:style-name="ce144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9">
          <table:table-cell table:style-name="ce144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44">
          <table:table-cell table:style-name="ce144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9">
          <table:table-cell table:style-name="ce144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16">
          <table:table-cell table:style-name="ce144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4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8"/>
          <table:table-cell table:style-name="ce159" office:value-type="string" calcext:value-type="string">
            <text:p>(T,L,P,N,NA)</text:p>
          </table:table-cell>
          <table:table-cell table:style-name="ce166"/>
          <table:table-cell table:style-name="ce168" table:number-columns-repeated="3"/>
          <table:table-cell table:style-name="ce170"/>
          <table:table-cell table:style-name="ce168"/>
          <table:table-cell table:number-columns-repeated="1016"/>
        </table:table-row>
        <table:table-row table:style-name="ro24">
          <table:table-cell table:style-name="ce149"/>
          <table:table-cell table:style-name="ce160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" table:style-name="ta12" table:print="false">
        <table:table-column table:style-name="co3" table:default-cell-style-name="Excel_20_Built-in_20_Normal"/>
        <table:table-column table:style-name="co11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1" office:value-type="string" calcext:value-type="string">
            <text:p>Gerência de Reutilização</text:p>
          </table:table-cell>
          <table:table-cell table:style-name="ce150" table:number-columns-repeated="6"/>
          <table:table-cell table:style-name="ce171"/>
          <table:table-cell table:number-columns-repeated="1016"/>
        </table:table-row>
        <table:table-row table:style-name="ro11">
          <table:table-cell table:style-name="ce142" office:value-type="string" calcext:value-type="string">
            <text:p>PREENCHIDO PELA EMPRESA</text:p>
          </table:table-cell>
          <table:table-cell table:style-name="ce151"/>
          <table:table-cell table:style-name="ce161" table:number-columns-repeated="5"/>
          <table:table-cell table:style-name="ce172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2" office:value-type="string" calcext:value-type="string">
            <text:p>Fonte da evidência</text:p>
          </table:table-cell>
          <table:table-cell table:style-name="ce162" office:value-type="string" calcext:value-type="string">
            <text:p>ORG</text:p>
          </table:table-cell>
          <table:table-cell table:style-name="ce162" office:value-type="string" calcext:value-type="string">
            <text:p>Projeto 1</text:p>
          </table:table-cell>
          <table:table-cell table:style-name="ce162" office:value-type="string" calcext:value-type="string">
            <text:p>Projeto 2</text:p>
          </table:table-cell>
          <table:table-cell table:style-name="ce162" office:value-type="string" calcext:value-type="string">
            <text:p>Projeto 3</text:p>
          </table:table-cell>
          <table:table-cell table:style-name="ce162" office:value-type="string" calcext:value-type="string">
            <text:p>Projeto 4</text:p>
          </table:table-cell>
          <table:table-cell table:style-name="ce173" office:value-type="string" calcext:value-type="string">
            <text:p>Final</text:p>
          </table:table-cell>
          <table:table-cell table:number-columns-repeated="1016"/>
        </table:table-row>
        <table:table-row table:style-name="ro3">
          <table:table-cell table:style-name="ce143" office:value-type="string" calcext:value-type="string">
            <text:p>O propósito do processo Gerência de Reutilização é gerenciar o ciclo de vida dos ativos reutilizáveis.</text:p>
          </table:table-cell>
          <table:table-cell table:style-name="ce153" table:number-columns-repeated="7"/>
          <table:table-cell table:number-columns-repeated="1016"/>
        </table:table-row>
        <table:table-row table:style-name="ro26">
          <table:table-cell table:style-name="ce144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45"/>
          <table:table-cell table:style-name="ce157"/>
          <table:table-cell table:style-name="ce163" table:number-columns-repeated="4"/>
          <table:table-cell table:style-name="ce174" table:number-columns-repeated="1016"/>
        </table:table-row>
        <table:table-row table:style-name="ro1">
          <table:table-cell table:style-name="ce145"/>
          <table:table-cell table:style-name="ce157"/>
          <table:table-cell table:style-name="ce163"/>
          <table:table-cell table:style-name="ce45"/>
          <table:table-cell table:style-name="ce192" table:number-columns-repeated="4"/>
          <table:table-cell table:style-name="ce174" table:number-columns-repeated="1016"/>
        </table:table-row>
        <table:table-row table:style-name="ro1">
          <table:table-cell table:style-name="ce145"/>
          <table:table-cell table:style-name="ce155"/>
          <table:table-cell table:style-name="ce164"/>
          <table:table-cell table:style-name="ce189"/>
          <table:table-cell table:style-name="ce193" table:number-columns-repeated="4"/>
          <table:table-cell table:style-name="ce174" table:number-columns-repeated="1016"/>
        </table:table-row>
        <table:table-row table:style-name="ro1">
          <table:table-cell table:style-name="ce145"/>
          <table:table-cell table:style-name="ce157"/>
          <table:table-cell table:style-name="ce45"/>
          <table:table-cell table:style-name="ce157"/>
          <table:table-cell table:style-name="ce163" table:number-columns-repeated="2"/>
          <table:table-cell table:style-name="ce164" table:number-columns-repeated="2"/>
          <table:table-cell table:style-name="ce174" table:number-columns-repeated="1016"/>
        </table:table-row>
        <table:table-row table:style-name="ro1">
          <table:table-cell table:style-name="ce145"/>
          <table:table-cell table:style-name="ce155"/>
          <table:table-cell table:style-name="ce189"/>
          <table:table-cell table:style-name="ce157"/>
          <table:table-cell table:style-name="ce163" table:number-columns-repeated="4"/>
          <table:table-cell table:style-name="ce174"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90" table:number-columns-repeated="2"/>
          <table:table-cell table:number-columns-repeated="1016"/>
        </table:table-row>
        <table:table-row table:style-name="ro23">
          <table:table-cell table:style-name="ce144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 que foi implantada uma biblioteca de ativos reutilizáveis e se essa foi utilizada pelos membros da organização, bem como se foi realizada a divulgação deste mecanismo entre os desenvolvedores de software da organização.</text:span>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45"/>
          <table:table-cell table:style-name="ce157"/>
          <table:table-cell table:style-name="ce163" table:number-columns-repeated="4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89"/>
          <table:table-cell table:style-name="ce155"/>
          <table:table-cell table:style-name="ce164" table:number-columns-repeated="4"/>
          <table:table-cell table:style-name="ce174" table:number-columns-repeated="1016"/>
        </table:table-row>
        <table:table-row table:style-name="ro1">
          <table:table-cell table:style-name="ce145"/>
          <table:table-cell table:style-name="ce185" table:number-columns-repeated="7"/>
          <table:table-cell table:style-name="ce174" table:number-columns-repeated="1016"/>
        </table:table-row>
        <table:table-row table:style-name="ro1">
          <table:table-cell table:style-name="ce145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90" table:number-columns-repeated="2"/>
          <table:table-cell table:number-columns-repeated="1016"/>
        </table:table-row>
        <table:table-row table:style-name="ro16">
          <table:table-cell table:style-name="ce144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lbioteca de ativos reutilizáveis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6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55"/>
          <table:table-cell table:style-name="ce164" table:number-columns-repeated="6"/>
          <table:table-cell table:style-name="ce174" table:number-columns-repeated="1016"/>
        </table:table-row>
        <table:table-row table:style-name="ro1">
          <table:table-cell table:style-name="ce145"/>
          <table:table-cell table:style-name="ce155"/>
          <table:table-cell table:style-name="ce164" table:number-columns-repeated="6"/>
          <table:table-cell table:number-columns-repeated="1016"/>
        </table:table-row>
        <table:table-row table:style-name="ro1">
          <table:table-cell table:style-name="ce146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90" table:number-columns-repeated="2"/>
          <table:table-cell table:number-columns-repeated="1016"/>
        </table:table-row>
        <table:table-row table:style-name="ro21">
          <table:table-cell table:style-name="ce144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54" table:number-columns-repeated="7"/>
          <table:table-cell table:style-name="ce174" table:number-columns-repeated="1016"/>
        </table:table-row>
        <table:table-row table:style-name="ro1" table:number-rows-repeated="3">
          <table:table-cell table:style-name="ce145"/>
          <table:table-cell table:style-name="ce186" table:number-columns-repeated="7"/>
          <table:table-cell table:style-name="ce174" table:number-columns-repeated="1016"/>
        </table:table-row>
        <table:table-row table:style-name="ro1">
          <table:table-cell table:style-name="ce183"/>
          <table:table-cell table:style-name="ce186" table:number-columns-repeated="7"/>
          <table:table-cell table:style-name="ce174" table:number-columns-repeated="1016"/>
        </table:table-row>
        <table:table-row table:style-name="ro1">
          <table:table-cell table:style-name="ce184"/>
          <table:table-cell table:style-name="ce186" table:number-columns-repeated="7"/>
          <table:table-cell table:style-name="ce174" table:number-columns-repeated="1016"/>
        </table:table-row>
        <table:table-row table:style-name="ro1">
          <table:table-cell table:style-name="ce184"/>
          <table:table-cell table:style-name="ce156" office:value-type="string" calcext:value-type="string">
            <text:p>(T,L,P,N,NA)</text:p>
          </table:table-cell>
          <table:table-cell table:style-name="ce165"/>
          <table:table-cell table:style-name="ce167" table:number-columns-repeated="5"/>
          <table:table-cell table:style-name="ce174" table:number-columns-repeated="1016"/>
        </table:table-row>
        <table:table-row table:style-name="ro19">
          <table:table-cell table:style-name="ce144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54" table:number-columns-repeated="7"/>
          <table:table-cell table:number-columns-repeated="1016"/>
        </table:table-row>
        <table:table-row table:style-name="ro1" table:number-rows-repeated="3">
          <table:table-cell table:style-name="ce145"/>
          <table:table-cell table:style-name="ce187" table:number-columns-repeated="7"/>
          <table:table-cell table:number-columns-repeated="1016"/>
        </table:table-row>
        <table:table-row table:style-name="ro1">
          <table:table-cell table:style-name="ce145"/>
          <table:table-cell table:style-name="ce157"/>
          <table:table-cell table:style-name="ce163" table:number-columns-repeated="4"/>
          <table:table-cell table:style-name="ce194" table:number-columns-repeated="2"/>
          <table:table-cell table:number-columns-repeated="1016"/>
        </table:table-row>
        <table:table-row table:style-name="ro1">
          <table:table-cell table:style-name="ce183"/>
          <table:table-cell table:style-name="ce155"/>
          <table:table-cell table:style-name="ce164" table:number-columns-repeated="4"/>
          <table:table-cell table:style-name="ce186" table:number-columns-repeated="2"/>
          <table:table-cell table:number-columns-repeated="1016"/>
        </table:table-row>
        <table:table-row table:style-name="ro1">
          <table:table-cell table:style-name="ce146"/>
          <table:table-cell table:style-name="ce188" office:value-type="string" calcext:value-type="string">
            <text:p>(T,L,P,N,NA)</text:p>
          </table:table-cell>
          <table:table-cell table:style-name="ce190"/>
          <table:table-cell table:style-name="ce191"/>
          <table:table-cell table:style-name="ce190" table:number-columns-repeated="4"/>
          <table:table-cell table:number-columns-repeated="1016"/>
        </table:table-row>
        <table:table-row table:style-name="ro24">
          <table:table-cell table:style-name="ce149"/>
          <table:table-cell table:style-name="ce160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" table:style-name="ta13" table:print="false">
        <table:table-column table:style-name="co3" table:default-cell-style-name="Normal_20_2"/>
        <table:table-column table:style-name="co11" table:default-cell-style-name="ce120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195"/>
          <table:table-cell table:style-name="ce62" table:number-columns-repeated="6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2. Um conjunto definido de requisitos do cliente é especific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os em um conjunto de requisitos d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 table:number-rows-repeated="2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43"/>
          <table:table-cell table:style-name="ce199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 table:number-rows-repeated="2">
          <table:table-cell table:style-name="ce122"/>
          <table:table-cell table:style-name="ce58"/>
          <table:table-cell table:style-name="ce200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45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43"/>
          <table:table-cell table:style-name="ce199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 table:number-rows-repeated="2">
          <table:table-cell table:style-name="ce122"/>
          <table:table-cell table:style-name="ce58"/>
          <table:table-cell table:style-name="ce200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46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14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42"/>
          <table:table-cell table:style-name="ce64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9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P" table:style-name="ta14" table:print="false">
        <table:table-column table:style-name="co3" table:default-cell-style-name="Normal_20_2"/>
        <table:table-column table:style-name="co11" table:default-cell-style-name="ce120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<text:s/>Integra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95"/>
          <table:table-cell table:style-name="ce62" table:number-columns-repeated="6"/>
          <table:table-cell table:number-columns-repeated="1016"/>
        </table:table-row>
        <table:table-row table:style-name="ro39">
          <table:table-cell table:style-name="ce13" office:value-type="string" calcext:value-type="string">
            <text:p>ITP 1. Uma estratégia de integração, consistente com o projeto (<text:span text:style-name="T9">design</text:span><text:span text:style-name="T4">) e com os requisitos do produto, é desenvolv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204"/>
          <table:table-cell table:style-name="ce196"/>
          <table:table-cell table:style-name="ce197"/>
          <table:table-cell table:style-name="ce199"/>
          <table:table-cell table:style-name="ce201" table:number-columns-repeated="3"/>
          <table:table-cell table:style-name="ce41"/>
          <table:table-cell table:number-columns-repeated="1016"/>
        </table:table-row>
        <table:table-row table:style-name="ro1">
          <table:table-cell table:style-name="ce204"/>
          <table:table-cell table:style-name="ce196"/>
          <table:table-cell table:style-name="ce198"/>
          <table:table-cell table:style-name="ce43"/>
          <table:table-cell table:style-name="ce202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4"/>
          <table:table-cell table:style-name="ce196"/>
          <table:table-cell table:style-name="ce198"/>
          <table:table-cell table:style-name="ce58"/>
          <table:table-cell table:style-name="ce19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4"/>
          <table:table-cell table:style-name="ce196" table:number-columns-repeated="2"/>
          <table:table-cell table:style-name="ce58"/>
          <table:table-cell table:style-name="ce19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4"/>
          <table:table-cell table:style-name="ce64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20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2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3"/>
          <table:table-cell table:style-name="ce41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43"/>
          <table:table-cell table:style-name="ce202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4. As definições, o projeto (<text:span text:style-name="T9">design</text:span><text:span text:style-name="T4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6. Os componentes do produto são integrados, de acordo com a sequênc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4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P" table:style-name="ta15" table:print="false">
        <table:table-column table:style-name="co3" table:default-cell-style-name="Normal_20_2"/>
        <table:table-column table:style-name="co11" table:default-cell-style-name="ce120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Projeto e Constru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195"/>
          <table:table-cell table:style-name="ce62" table:number-columns-repeated="6"/>
          <table:table-cell table:number-columns-repeated="1016"/>
        </table:table-row>
        <table:table-row table:style-name="ro47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 office:value-type="string" calcext:value-type="string">
            <text:p><text:s text:c="6"/></text:p>
          </table:table-cell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3">
          <table:table-cell table:style-name="ce122" office:value-type="string" calcext:value-type="string">
            <text:p><text:s/></text:p>
          </table:table-cell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199"/>
          <table:table-cell table:style-name="ce201" table:number-columns-repeated="4"/>
          <table:table-cell table:number-columns-repeated="1016"/>
        </table:table-row>
        <table:table-row table:style-name="ro24">
          <table:table-cell table:style-name="ce122"/>
          <table:table-cell table:style-name="ce196"/>
          <table:table-cell table:style-name="ce197"/>
          <table:table-cell table:style-name="ce200"/>
          <table:table-cell table:style-name="ce198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96" table:number-columns-repeated="2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6"/>
          <table:table-cell table:style-name="ce196"/>
          <table:table-cell table:style-name="ce198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3"/>
          <table:table-cell table:style-name="ce199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206"/>
          <table:table-cell table:style-name="ce58"/>
          <table:table-cell table:style-name="ce200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07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6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3"/>
          <table:table-cell table:style-name="ce199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 table:number-rows-repeated="2">
          <table:table-cell table:style-name="ce206"/>
          <table:table-cell table:style-name="ce58"/>
          <table:table-cell table:style-name="ce200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7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8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6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3"/>
          <table:table-cell table:style-name="ce199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58"/>
          <table:table-cell table:style-name="ce200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7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8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36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6"/>
          <table:table-cell table:style-name="ce196"/>
          <table:table-cell table:style-name="ce198"/>
          <table:table-cell table:style-name="ce43"/>
          <table:table-cell table:style-name="ce202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3"/>
          <table:table-cell table:style-name="ce199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58"/>
          <table:table-cell table:style-name="ce200"/>
          <table:table-cell table:style-name="ce58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7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8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7"/>
          <table:table-cell table:style-name="ce209"/>
          <table:table-cell table:style-name="ce211" table:number-columns-repeated="6"/>
          <table:table-cell table:number-columns-repeated="1016"/>
        </table:table-row>
        <table:table-row table:style-name="ro1" table:number-rows-repeated="3">
          <table:table-cell table:style-name="ce207"/>
          <table:table-cell table:style-name="ce210"/>
          <table:table-cell table:style-name="ce21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3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" table:style-name="ta16" table:print="false">
        <table:table-column table:style-name="co3" table:default-cell-style-name="Normal_20_2"/>
        <table:table-column table:style-name="co11" table:default-cell-style-name="ce120"/>
        <table:table-column table:style-name="co5" table:default-cell-style-name="Normal_20_2"/>
        <table:table-column table:style-name="co1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alid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95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219"/>
          <table:table-cell table:style-name="ce224" office:value-type="string" calcext:value-type="string">
            <text:p>x</text:p>
          </table:table-cell>
          <table:table-cell table:style-name="ce224" table:number-columns-repeated="4"/>
          <table:table-cell table:number-columns-repeated="1016"/>
        </table:table-row>
        <table:table-row table:style-name="ro1" table:number-rows-repeated="4">
          <table:table-cell table:style-name="ce207"/>
          <table:table-cell table:style-name="ce218"/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43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39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 table:number-rows-repeated="3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 table:number-rows-repeated="3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AL-Relatorio_de_Validação_dos_Artefatos</text:p>
          </table:table-cell>
          <table:table-cell table:style-name="ce41" office:value-type="string" calcext:value-type="string">
            <text:p>VAL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 table:number-rows-repeated="3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Atividades no Redmine</text:p>
          </table:table-cell>
          <table:table-cell table:style-name="ce41" office:value-type="string" calcext:value-type="string">
            <text:p>VAL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 table:number-rows-repeated="2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Comentários atividades Redmine</text:p>
          </table:table-cell>
          <table:table-cell table:style-name="ce41" office:value-type="string" calcext:value-type="string">
            <text:p>VAL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AL-Registro_de_Problemas_Oportunidade_de_Melhoria</text:p>
          </table:table-cell>
          <table:table-cell table:style-name="ce42" office:value-type="string" calcext:value-type="string">
            <text:p>VAL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6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214"/>
          <table:table-cell table:style-name="ce43"/>
          <table:table-cell table:style-name="ce222"/>
          <table:table-cell table:style-name="ce227" table:number-columns-repeated="5"/>
          <table:table-cell table:number-columns-repeated="1016"/>
        </table:table-row>
        <table:table-row table:style-name="ro24" table:number-rows-repeated="2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AL-Relatorio_de_Validação_dos_Artefatos</text:p>
          </table:table-cell>
          <table:table-cell table:style-name="ce42" office:value-type="string" calcext:value-type="string">
            <text:p>VAL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PR-Organograma_Sprint_9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7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AL-Relatorio_de_Validação_dos_Artefatos</text:p>
          </table:table-cell>
          <table:table-cell table:style-name="ce42" office:value-type="string" calcext:value-type="string">
            <text:p>VAL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" table:style-name="ta17" table:print="false">
        <table:table-column table:style-name="co3" table:default-cell-style-name="Normal_20_2"/>
        <table:table-column table:style-name="co11" table:default-cell-style-name="ce120"/>
        <table:table-column table:style-name="co5" table:default-cell-style-name="Normal_20_2"/>
        <table:table-column table:style-name="co17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erific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95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219"/>
          <table:table-cell table:style-name="ce224" office:value-type="string" calcext:value-type="string">
            <text:p>x</text:p>
          </table:table-cell>
          <table:table-cell table:style-name="ce22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220"/>
          <table:table-cell table:style-name="ce225" office:value-type="string" calcext:value-type="string">
            <text:p>x</text:p>
          </table:table-cell>
          <table:table-cell table:style-name="ce225" table:number-columns-repeated="4"/>
          <table:table-cell table:number-columns-repeated="1016"/>
        </table:table-row>
        <table:table-row table:style-name="ro1" table:number-rows-repeated="3">
          <table:table-cell table:style-name="ce207"/>
          <table:table-cell table:style-name="ce218"/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43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 table:number-rows-repeated="2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Relatorio_de_Verificacao_dos_Artefatos</text:p>
          </table:table-cell>
          <table:table-cell table:style-name="ce41" office:value-type="string" calcext:value-type="string">
            <text:p>VER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 table:number-rows-repeated="3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Relatorio_Sumario_Inspecao</text:p>
          </table:table-cell>
          <table:table-cell table:style-name="ce41" office:value-type="string" calcext:value-type="string">
            <text:p>VER</text:p>
          </table:table-cell>
          <table:table-cell table:style-name="ce222"/>
          <table:table-cell table:style-name="ce227" office:value-type="string" calcext:value-type="string">
            <text:p>x</text:p>
          </table:table-cell>
          <table:table-cell table:style-name="ce227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log_da_inspecao_inspetor</text:p>
          </table:table-cell>
          <table:table-cell table:style-name="ce42" office:value-type="string" calcext:value-type="string">
            <text:p>VER</text:p>
          </table:table-cell>
          <table:table-cell table:style-name="ce223"/>
          <table:table-cell table:style-name="ce197" office:value-type="string" calcext:value-type="string">
            <text:p>x</text:p>
          </table:table-cell>
          <table:table-cell table:style-name="ce197" table:number-columns-repeated="4"/>
          <table:table-cell table:number-columns-repeated="1016"/>
        </table:table-row>
        <table:table-row table:style-name="ro24" table:number-rows-repeated="2">
          <table:table-cell table:style-name="ce214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ARQUITETURA</text:p>
          </table:table-cell>
          <table:table-cell table:style-name="ce41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CASOS_DE_USO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PROJETO_DETALHADO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REQUISI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58" office:value-type="string" calcext:value-type="string">
            <text:p>RELPREV-022013-VER-Relatorio_de_Verificacao_dos_Artefatos</text:p>
          </table:table-cell>
          <table:table-cell table:style-name="ce230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9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Relatorio_de_Verificacao_dos_Artefa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228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9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Relatorio_de_Verificacao_dos_Artefa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58"/>
          <table:table-cell table:style-name="Default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8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228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9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" table:style-name="ta18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para Reutiliz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62" table:number-columns-repeated="7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200"/>
          <table:table-cell table:style-name="ce42"/>
          <table:table-cell table:style-name="ce64" table:number-columns-repeated="4"/>
          <table:table-cell table:style-name="ce120" table:number-columns-repeated="1016"/>
        </table:table-row>
        <table:table-row table:style-name="ro1">
          <table:table-cell table:style-name="ce14"/>
          <table:table-cell table:style-name="ce41"/>
          <table:table-cell table:style-name="ce63"/>
          <table:table-cell table:style-name="ce199"/>
          <table:table-cell table:style-name="ce201" table:number-columns-repeated="4"/>
          <table:table-cell table:style-name="ce120" table:number-columns-repeated="1016"/>
        </table:table-row>
        <table:table-row table:style-name="ro1">
          <table:table-cell table:style-name="ce14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200"/>
          <table:table-cell table:style-name="ce42"/>
          <table:table-cell table:style-name="ce64" table:number-columns-repeated="4"/>
          <table:table-cell table:style-name="ce120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200"/>
          <table:table-cell table:style-name="ce42"/>
          <table:table-cell table:style-name="ce64" table:number-columns-repeated="4"/>
          <table:table-cell table:style-name="ce120" table:number-columns-repeated="1016"/>
        </table:table-row>
        <table:table-row table:style-name="ro1">
          <table:table-cell table:style-name="ce14"/>
          <table:table-cell table:style-name="ce212" table:number-columns-repeated="7"/>
          <table:table-cell table:style-name="ce120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itlização foi monitorado? (iii) o programa de reutilização foi avali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200"/>
          <table:table-cell table:style-name="ce42"/>
          <table:table-cell table:style-name="ce64" table:number-columns-repeated="4"/>
          <table:table-cell table:style-name="ce120" table:number-columns-repeated="1016"/>
        </table:table-row>
        <table:table-row table:style-name="ro1">
          <table:table-cell table:style-name="ce14"/>
          <table:table-cell table:style-name="ce212" table:number-columns-repeated="7"/>
          <table:table-cell table:style-name="ce120" table:number-columns-repeated="1016"/>
        </table:table-row>
        <table:table-row table:style-name="ro1">
          <table:table-cell table:style-name="ce91"/>
          <table:table-cell table:style-name="ce43" office:value-type="string" calcext:value-type="string">
            <text:p>(T,L,P,N,NA,F)</text:p>
          </table:table-cell>
          <table:table-cell table:style-name="ce232"/>
          <table:table-cell table:style-name="ce235"/>
          <table:table-cell table:style-name="ce232" table:number-columns-repeated="4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39" table:number-columns-repeated="7"/>
          <table:table-cell table:style-name="ce120" table:number-columns-repeated="1016"/>
        </table:table-row>
        <table:table-row table:style-name="ro1" table:number-rows-repeated="3">
          <table:table-cell table:style-name="ce14"/>
          <table:table-cell table:style-name="ce204" table:number-columns-repeated="7"/>
          <table:table-cell table:style-name="ce120" table:number-columns-repeated="1016"/>
        </table:table-row>
        <table:table-row table:style-name="ro1">
          <table:table-cell table:style-name="ce14"/>
          <table:table-cell table:style-name="ce212" table:number-columns-repeated="7"/>
          <table:table-cell table:style-name="ce120" table:number-columns-repeated="1016"/>
        </table:table-row>
        <table:table-row table:style-name="ro1">
          <table:table-cell table:style-name="ce133"/>
          <table:table-cell table:style-name="ce41"/>
          <table:table-cell table:style-name="ce199"/>
          <table:table-cell table:style-name="ce41"/>
          <table:table-cell table:style-name="ce63" table:number-columns-repeated="4"/>
          <table:table-cell table:style-name="ce120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3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4" table:number-columns-repeated="2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4"/>
          <table:table-cell table:style-name="ce20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33"/>
          <table:table-cell table:style-name="ce236" table:number-columns-repeated="3"/>
          <table:table-cell table:style-name="ce237" table:number-columns-repeated="2"/>
          <table:table-cell table:number-columns-repeated="1016"/>
        </table:table-row>
        <table:table-row table:style-name="ro1">
          <table:table-cell table:style-name="ce133"/>
          <table:table-cell table:style-name="ce196"/>
          <table:table-cell table:style-name="ce234"/>
          <table:table-cell table:style-name="ce237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203"/>
          <table:table-cell table:style-name="ce238"/>
          <table:table-cell table:style-name="ce203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7. Um modelo de domínio que capture características, capacidades, conceitos e funções comuns, variantes, opcionais e obrigatórios é desenvolvido e seus limites e relações com outros domínios são estabelecidos e mantid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òs comuns, variantes e opcionais e obrigatóri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4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33"/>
          <table:table-cell table:style-name="ce236" table:number-columns-repeated="3"/>
          <table:table-cell table:style-name="ce237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,F)</text:p>
          </table:table-cell>
          <table:table-cell table:style-name="ce203"/>
          <table:table-cell table:style-name="ce238"/>
          <table:table-cell table:style-name="ce203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que esta arquitetura foi mantida por todo o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4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4" table:number-columns-repeated="2"/>
          <table:table-cell table:number-columns-repeated="1016"/>
        </table:table-row>
        <table:table-row table:style-name="ro1">
          <table:table-cell table:style-name="ce133"/>
          <table:table-cell table:style-name="ce231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44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4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4" table:number-columns-repeated="2"/>
          <table:table-cell table:number-columns-repeated="1016"/>
        </table:table-row>
        <table:table-row table:style-name="ro1">
          <table:table-cell table:style-name="ce133"/>
          <table:table-cell table:style-name="ce231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E" table:style-name="ta19" table:print="false">
        <table:table-column table:style-name="co3" table:default-cell-style-name="ce94"/>
        <table:table-column table:style-name="co11" table:default-cell-style-name="ce100"/>
        <table:table-column table:style-name="co5" table:number-columns-repeated="6" table:default-cell-style-name="ce100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Decisõe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95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1"/>
          <table:table-cell table:style-name="ce99" office:value-type="string" calcext:value-type="string">
            <text:p>(T,L,P,N,NA)</text:p>
          </table:table-cell>
          <table:table-cell table:style-name="ce103"/>
          <table:table-cell table:style-name="ce106" table:number-columns-repeated="3"/>
          <table:table-cell table:style-name="ce107"/>
          <table:table-cell table:style-name="ce106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4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GRI" table:style-name="ta20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isc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95"/>
          <table:table-cell table:style-name="ce101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5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05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49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5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05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5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5"/>
          <table:table-cell table:number-columns-repeated="1016"/>
        </table:table-row>
        <table:table-row table:style-name="ro24">
          <table:table-cell table:style-name="ce205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se foi determinada a prioridade de alocação dos recursos para o monitorament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96"/>
          <table:table-cell table:style-name="ce102" table:number-columns-repeated="6"/>
          <table:table-cell table:number-columns-repeated="1016"/>
        </table:table-row>
        <table:table-row table:style-name="ro24">
          <table:table-cell table:style-name="ce122"/>
          <table:table-cell table:style-name="ce43"/>
          <table:table-cell table:style-name="ce222"/>
          <table:table-cell table:style-name="ce227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22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58"/>
          <table:table-cell table:style-name="ce223"/>
          <table:table-cell table:style-name="ce197" table:number-columns-repeated="4"/>
          <table:table-cell table:style-name="ce242"/>
          <table:table-cell table:number-columns-repeated="1016"/>
        </table:table-row>
        <table:table-row table:style-name="ro24">
          <table:table-cell table:style-name="ce240"/>
          <table:table-cell table:style-name="ce196" office:value-type="string" calcext:value-type="string">
            <text:p>(T,L,P,N,NA)</text:p>
          </table:table-cell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23:16:14.600000000</dc:date>
    <meta:generator>LibreOffice/4.1.3.2$Windows_x86 LibreOffice_project/70feb7d99726f064edab4605a8ab840c50ec57a</meta:generator>
    <meta:editing-duration>PT4H19M41S</meta:editing-duration>
    <meta:editing-cycles>37</meta:editing-cycles>
    <meta:document-statistic meta:table-count="20" meta:cell-count="3364" meta:object-count="0"/>
  </office:meta>
</office:document-meta>
</file>